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Ubuntu Mono" svg:font-family="'Ubuntu Mono'" style:font-pitch="fixed"/>
    <style:font-face style:name="M+ 1c medium" svg:font-family="'M+ 1c medium'" style:font-pitch="variable"/>
    <style:font-face style:name="Ubuntu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8a8a" draw:fill-color="#198a8a" draw:opacity="10%" draw:opacity-name="" draw:textarea-horizontal-align="justify" draw:textarea-vertical-align="top" draw:auto-grow-height="false" fo:min-height="4.95cm" fo:min-width="12.2cm"/>
    </style:style>
    <style:style style:name="gr2" style:family="graphic" style:parent-style-name="standard">
      <style:graphic-properties svg:stroke-color="#99ccff" draw:fill-color="#99ccff" draw:textarea-horizontal-align="justify" draw:textarea-vertical-align="middle" draw:auto-grow-height="false" fo:min-height="1.55cm" fo:min-width="11.7cm"/>
    </style:style>
    <style:style style:name="gr3" style:family="graphic" style:parent-style-name="standard">
      <style:graphic-properties svg:stroke-color="#99ccff" draw:fill-color="#99ccff" draw:textarea-horizontal-align="justify" draw:textarea-vertical-align="middle" draw:auto-grow-height="false" fo:min-height="1.55cm" fo:min-width="5.1cm"/>
    </style:style>
    <style:style style:name="gr4" style:family="graphic" style:parent-style-name="standard">
      <style:graphic-properties svg:stroke-color="#99ccff" draw:fill-color="#99ccff" draw:textarea-horizontal-align="justify" draw:textarea-vertical-align="middle" draw:auto-grow-height="false" fo:min-height="1.55cm" fo:min-width="5cm"/>
    </style:style>
    <style:style style:name="gr5" style:family="graphic" style:parent-style-name="standard">
      <style:graphic-properties svg:stroke-color="#99ccff" draw:fill-color="#99ccff" draw:textarea-horizontal-align="justify" draw:textarea-vertical-align="middle" draw:auto-grow-height="false" fo:min-height="1.55cm" fo:min-width="3.7cm"/>
    </style:style>
    <style:style style:name="gr6" style:family="graphic" style:parent-style-name="standard">
      <style:graphic-properties svg:stroke-color="#99ccff" draw:fill-color="#99ccff" draw:textarea-horizontal-align="justify" draw:textarea-vertical-align="middle" draw:auto-grow-height="false" fo:min-height="1.45cm" fo:min-width="2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opacity="100%" draw:fill="none" draw:fill-color="#ffcc99" draw:opacity="20%" draw:opacity-name="" draw:textarea-horizontal-align="justify" draw:textarea-vertical-align="bottom" draw:auto-grow-height="false" fo:min-height="9.55cm" fo:min-width="12.2cm"/>
    </style:style>
    <style:style style:name="gr9" style:family="graphic" style:parent-style-name="standard">
      <style:graphic-properties draw:stroke="none" svg:stroke-color="#000000" draw:fill="none" draw:fill-color="#ffffff" fo:min-height="1.319cm"/>
    </style:style>
    <style:style style:name="gr1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  <style:text-properties style:font-name="Ubuntu Mono"/>
    </style:style>
    <style:style style:name="P2" style:family="paragraph">
      <loext:graphic-properties draw:fill-color="#198a8a" draw:opacity="10%"/>
      <style:paragraph-properties fo:text-align="center"/>
      <style:text-properties style:font-name="Ubuntu Mono"/>
    </style:style>
    <style:style style:name="P3" style:family="paragraph">
      <style:paragraph-properties fo:text-align="center"/>
      <style:text-properties style:font-name="Ubuntu Mono" fo:font-size="28pt" style:font-size-asian="28pt" style:font-size-complex="28pt"/>
    </style:style>
    <style:style style:name="P4" style:family="paragraph">
      <loext:graphic-properties draw:fill-color="#99ccff"/>
      <style:paragraph-properties fo:text-align="center"/>
      <style:text-properties style:font-name="Ubuntu Mono" fo:font-size="28pt" style:font-size-asian="28pt" style:font-size-complex="28pt"/>
    </style:style>
    <style:style style:name="P5" style:family="paragraph">
      <style:paragraph-properties fo:text-align="center"/>
      <style:text-properties style:font-name="Ubuntu Mono" fo:font-size="18pt" style:font-size-asian="18pt" style:font-size-complex="18pt"/>
    </style:style>
    <style:style style:name="P6" style:family="paragraph">
      <loext:graphic-properties draw:fill-color="#99ccff"/>
      <style:paragraph-properties fo:text-align="center"/>
      <style:text-properties style:font-name="Ubuntu Mono" fo:font-size="18pt" style:font-size-asian="18pt" style:font-size-complex="18pt"/>
    </style:style>
    <style:style style:name="P7" style:family="paragraph">
      <loext:graphic-properties draw:fill-color="#99ccff"/>
      <style:paragraph-properties fo:text-align="center"/>
      <style:text-properties style:font-name="Ubuntu Mono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cc99" draw:opacity="20%"/>
      <style:paragraph-properties fo:text-align="center"/>
      <style:text-properties style:font-name="Ubuntu Mono"/>
    </style:style>
    <style:style style:name="P11" style:family="paragraph">
      <loext:graphic-properties draw:fill="none" draw:fill-color="#ffffff"/>
      <style:paragraph-properties fo:text-align="center"/>
      <style:text-properties style:font-name="Ubuntu Mono"/>
    </style:style>
    <style:style style:name="T1" style:family="text">
      <style:text-properties style:font-name="Ubuntu Mono"/>
    </style:style>
    <style:style style:name="T2" style:family="text">
      <style:text-properties style:font-name="Ubuntu Mono" fo:font-size="28pt" style:font-size-asian="28pt" style:font-size-complex="28pt"/>
    </style:style>
    <style:style style:name="T3" style:family="text">
      <style:text-properties style:font-name="Ubuntu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12.7cm" svg:height="5.2cm" svg:x="7.7cm" svg:y="3.7cm">
          <text:p text:style-name="P1"><text:span text:style-name="T1">xorgxrd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cm" svg:height="1.8cm" svg:x="8cm" svg:y="9.7cm">
          <text:p text:style-name="P3"><text:span text:style-name="T2">X.Org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cm" svg:height="1.8cm" svg:x="8cm" svg:y="12.7cm">
          <text:p text:style-name="P5"><text:span text:style-name="T3">X.Org Client</text:span><text:span text:style-name="T3"><text:line-break/></text:span><text:span text:style-name="T3">(Firefox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1.8cm" svg:x="14.6cm" svg:y="12.7cm">
          <text:p text:style-name="P5"><text:span text:style-name="T3">X.Org Client</text:span><text:span text:style-name="T3"><text:line-break/></text:span><text:span text:style-name="T3">(window manager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cm" svg:height="1.8cm" svg:x="12cm" svg:y="15.6cm">
          <text:p text:style-name="P5"><text:span text:style-name="T3">X.Org Client</text:span><text:span text:style-name="T3"><text:line-break/></text:span><text:span text:style-name="T3">(other apps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1.7cm" svg:x="8cm" svg:y="4.8cm">
          <text:p text:style-name="P1"><text:span text:style-name="T1">virtual</text:span><text:span text:style-name="T1"><text:line-break/></text:span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1.7cm" svg:x="10.8cm" svg:y="6.8cm">
          <text:p text:style-name="P1"><text:span text:style-name="T1">virtual</text:span><text:span text:style-name="T1"><text:line-break/></text:span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1.7cm" svg:x="13.9cm" svg:y="4.8cm">
          <text:p text:style-name="P1"><text:span text:style-name="T1">virtual</text:span></text:p>
          <text:p text:style-name="P1"><text:span text:style-name="T1">screen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1.7cm" svg:x="17cm" svg:y="6.8cm">
          <text:p text:style-name="P1"><text:span text:style-name="T1">virtual</text:span></text:p>
          <text:p text:style-name="P1"><text:span text:style-name="T1">screen1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9.6cm" svg:y1="6.5cm" svg:x2="9.6cm" svg:y2="9.7cm">
          <text:p/>
        </draw:line>
        <draw:line draw:style-name="gr7" draw:text-style-name="P8" draw:layer="layout" svg:x1="12.3cm" svg:y1="8.5cm" svg:x2="12.3cm" svg:y2="9.7cm">
          <text:p/>
        </draw:line>
        <draw:line draw:style-name="gr7" draw:text-style-name="P8" draw:layer="layout" svg:x1="15.6cm" svg:y1="6.5cm" svg:x2="15.6cm" svg:y2="9.7cm">
          <text:p/>
        </draw:line>
        <draw:line draw:style-name="gr7" draw:text-style-name="P8" draw:layer="layout" svg:x1="18.6cm" svg:y1="8.5cm" svg:x2="18.6cm" svg:y2="9.7cm">
          <text:p/>
        </draw:line>
        <draw:line draw:style-name="gr7" draw:text-style-name="P8" draw:layer="layout" svg:x1="11cm" svg:y1="12.7cm" svg:x2="11cm" svg:y2="11.5cm">
          <text:p/>
        </draw:line>
        <draw:line draw:style-name="gr7" draw:text-style-name="P8" draw:layer="layout" svg:x1="17.4cm" svg:y1="12.7cm" svg:x2="17.4cm" svg:y2="11.5cm">
          <text:p/>
        </draw:line>
        <draw:line draw:style-name="gr7" draw:text-style-name="P8" draw:layer="layout" svg:x1="14cm" svg:y1="15.6cm" svg:x2="14cm" svg:y2="11.5cm">
          <text:p/>
        </draw:line>
        <draw:custom-shape draw:style-name="gr8" draw:text-style-name="P10" draw:layer="layout" svg:width="12.7cm" svg:height="9.8cm" svg:x="7.7cm" svg:y="9cm">
          <text:p text:style-name="P9"><text:span text:style-name="T1">Conventional X Window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xml:id="id1" draw:id="id1" draw:layer="layout" svg:width="9.9cm" svg:height="1.569cm" svg:x="9.1cm" svg:y="0.931cm">
          <draw:text-box>
            <text:p text:style-name="P1"><text:span text:style-name="T1">connected to xrdp</text:span></text:p>
            <text:p text:style-name="P1"><text:span text:style-name="T1">(via unix domain socket)</text:span></text:p>
          </draw:text-box>
        </draw:frame>
        <draw:connector draw:style-name="gr10" draw:text-style-name="P8" draw:layer="layout" draw:type="line" svg:x1="14.05cm" svg:y1="2.5cm" svg:x2="14.05cm" svg:y2="3.7cm" draw:start-shape="id1" draw:start-glue-point="2" draw:end-shape="id2" draw:end-glue-point="0" svg:d="M14050 25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Ubuntu Mono" svg:font-family="'Ubuntu Mono'" style:font-pitch="fixed"/>
    <style:font-face style:name="M+ 1c medium" svg:font-family="'M+ 1c medium'" style:font-pitch="variable"/>
    <style:font-face style:name="Ubuntu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9:57:57.330837715</meta:creation-date>
    <dc:date>2017-08-09T11:57:03.220431675</dc:date>
    <meta:editing-duration>PT7M12S</meta:editing-duration>
    <meta:editing-cycles>2</meta:editing-cycles>
    <meta:generator>LibreOffice/5.3.5.2$FreeBSD_X86_64 LibreOffice_project/30m0$Build-2</meta:generator>
    <meta:document-statistic meta:object-count="19"/>
  </office:meta>
</office:document-meta>
</file>